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F2FC8670E2EEFF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b2d5a" officeooo:paragraph-rsid="000b2d5a"/>
    </style:style>
    <style:style style:name="P2" style:family="paragraph" style:parent-style-name="Footer">
      <style:text-properties officeooo:rsid="000b2d5a" officeooo:paragraph-rsid="000b2d5a"/>
    </style:style>
    <style:style style:name="P3" style:family="paragraph" style:parent-style-name="Standard">
      <style:text-properties officeooo:rsid="000b2d5a" officeooo:paragraph-rsid="000b2d5a"/>
    </style:style>
    <style:style style:name="P4" style:family="paragraph" style:parent-style-name="Standard">
      <style:text-properties officeooo:rsid="000b7a4d" officeooo:paragraph-rsid="000b7a4d"/>
    </style:style>
    <style:style style:name="T1" style:family="text">
      <style:text-properties officeooo:rsid="000b7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</text:span>ext<text:span text:style-name="T1">1</text:span><draw:frame draw:style-name="fr1" draw:name="Image1" text:anchor-type="char" svg:x="-0.083cm" svg:y="-0.012cm" svg:width="0.887cm" svg:height="0.887cm" draw:z-index="0"><draw:image xlink:href="Pictures/100002010000004000000040F2FC8670E2EEFFBC.png" xlink:type="simple" xlink:show="embed" xlink:actuate="onLoad" loext:mime-type="image/png"/></draw:frame></text:p>
      <text:p text:style-name="P4">text2</text:p>
      <text:p text:style-name="P4">text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2d5a" officeooo:paragraph-rsid="000b2d5a"/>
    </style:style>
    <style:style style:name="MP2" style:family="paragraph" style:parent-style-name="Footer">
      <style:text-properties officeooo:rsid="000b2d5a" officeooo:paragraph-rsid="000b2d5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MP2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9-10-07T14:17:33.247068773</meta:creation-date>
    <dc:date>2019-10-18T15:31:45.171700873</dc:date>
    <dc:creator>Miklos Vajna</dc:creator>
    <meta:editing-duration>PT4M36S</meta:editing-duration>
    <meta:editing-cycles>3</meta:editing-cycles>
    <meta:generator>Collabora_Office/6.0.10.7$Linux_X86_64 LibreOffice_project/da2c4acc4e2e51252d2ef1751bc77966be32ec80</meta:generator>
    <meta:document-statistic meta:table-count="0" meta:image-count="1" meta:object-count="0" meta:page-count="1" meta:paragraph-count="5" meta:word-count="5" meta:character-count="27" meta:non-whitespace-character-count="27"/>
  </office:meta>
</office:document-meta>
</file>